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fill-color="#2323d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draw:stroke-dash="Fine_20_Dashed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draw:stroke-dash="Ultrafine_20_Dashed" draw:fill="solid" draw:fill-color="#e6e64c" draw:textarea-horizontal-align="center" draw:textarea-vertical-align="middle"/>
    </style:style>
    <style:style style:name="gr12" style:family="graphic" style:parent-style-name="objectwithoutfill">
      <style:graphic-properties draw:stroke="solid" draw:stroke-dash="Ultrafine_20_Dashed" svg:stroke-width="0.1cm" svg:stroke-color="#2323dc" draw:marker-start-width="0.45cm" draw:marker-end-width="0.4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Ultrafine_20_Dashed" svg:stroke-width="0.1cm" svg:stroke-color="#ff0000" draw:marker-start-width="0.45cm" draw:marker-end-width="0.4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849cm" fo:min-width="4.268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7.148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subtitle">
      <style:graphic-properties draw:fill-color="#ffffff" draw:auto-grow-height="true" fo:min-height="7.274cm"/>
    </style:style>
    <style:style style:name="pr6" style:family="presentation" style:parent-style-name="Default-subtitle">
      <style:graphic-properties draw:fill-color="#ffffff" draw:auto-grow-height="true" fo:min-height="2.586cm"/>
    </style:style>
    <style:style style:name="pr7" style:family="presentation" style:parent-style-name="Default-subtitle">
      <style:graphic-properties draw:fill-color="#ffffff" fo:min-height="4.1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24pt" fo:font-weight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ize="24pt" fo:font-weight="bold"/>
    </style:style>
    <style:style style:name="T3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9cm" svg:height="17.148cm" svg:x="1.4cm" svg:y="1.5cm">
          <draw:text-box>
            <text:p text:style-name="P1"><text:span text:style-name="T1">Några ord om agila metoder</text:span></text:p>
            <text:p text:style-name="P1"><text:span text:style-name="T1"/></text:p>
            <text:p text:style-name="P1"><text:span text:style-name="T1">Mikael Kalms, EA D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Innehåll</text:p>
          </draw:text-box>
        </draw:frame>
        <draw:frame presentation:style-name="pr4" draw:text-style-name="P1" draw:layer="layout" svg:width="25.199cm" svg:height="13.927cm" svg:x="1.4cm" svg:y="4.881cm" presentation:class="subtitle" presentation:user-transformed="true">
          <draw:text-box>
            <text:p text:style-name="P1">Vattenfall</text:p>
            <text:p text:style-name="P1"/>
            <text:p text:style-name="P1">Agile development</text:p>
            <text:p text:style-name="P1"/>
            <text:p text:style-name="P1">eXtreme Programming (XP)</text:p>
            <text:p text:style-name="P1"/>
            <text:p text:style-name="P1">Scrum</text:p>
            <text:p text:style-name="P1"/>
            <text:p text:style-name="P1">Kanban</text:p>
            <text:p text:style-name="P1"/>
            <text:p text:style-name="P1">Lea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Vattenfall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Tämligen sekvensiellt...</text:p>
            <text:p text:style-name="P1"/>
            <text:p text:style-name="P1">Inhämtning av krav</text:p>
            <text:p text:style-name="P1">Design</text:p>
            <text:p text:style-name="P1">Implementation</text:p>
            <text:p text:style-name="P1">Testning</text:p>
            <text:p text:style-name="P1">Underhål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Vattenfall - problem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Stora “iterationer” (v1.0, v2.0)</text:p>
            <text:p text:style-name="P1">Kostnaden för ändringar kan bli stor</text:p>
            <text:p text:style-name="P1"/>
            <text:p text:style-name="P1">Originalversionen av vattenfall var inte tänkt att användas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Agile development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Samlingsnamn för XP, Scrum och andra filosofier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XP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Funnits sedan sent 90-tal</text:p>
            <text:p text:style-name="P1"/>
            <text:p text:style-name="P1">Motreaktion mot rigida modeller (RUP, vattenfall)</text:p>
            <text:p text:style-name="P1"/>
            <text:p text:style-name="P1">Kent Beck</text:p>
            <text:p text:style-name="P1">Ron Jeffrie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XP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Minimera kostnaden för ändringar</text:p>
            <text:p text:style-name="P1"/>
            <text:p text:style-name="P1">Kontinuerlig dialog med kunden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XP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Design on-demand</text:p>
            <text:p text:style-name="P1">Test Driven Development (TDD)</text:p>
            <text:p text:style-name="P1">Parprogrammering</text:p>
            <text:p text:style-name="P1">Generalister, inte specialister</text:p>
            <text:p text:style-name="P1"/>
            <text:p text:style-name="P1">Ya Ain't Gonna Need It (YAGNI)</text:p>
            <text:p text:style-name="P1"/>
            <text:p text:style-name="P1">Planering iterationsvis (1-4 veckor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XP - problem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Känns lite grand som en sekt</text:p>
            <text:p text:style-name="P1"/>
            <text:p text:style-name="P1">“fungerar inte XP för er, så gör ni inte rätt”</text:p>
            <text:p text:style-name="P1"/>
            <text:p text:style-name="P1">Ej välanpassat för fasta deadlines</text:p>
            <text:p text:style-name="P1"/>
            <text:p text:style-name="P1">Svårt göra TDD cross-team</text:p>
            <text:p text:style-name="P1">Stora system behöver en del up-front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Lånar vissa grepp från XP</text:p>
            <text:p text:style-name="P1">Mer fokus på planering, mindre om kodskrivandet</text:p>
            <text:p text:style-name="P1"/>
            <text:p text:style-name="P1">Funnits sedan tidigt 2000-tal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Arbete i iterationer, “sprints”: <text:s/>~2-6 veckor</text:p>
            <text:p text:style-name="P1">Arbete i team: 3-10 personer</text:p>
            <text:p text:style-name="P1"/>
            <text:p text:style-name="P1">Roller inom ett team:</text:p>
            <text:p text:style-name="P1"/>
            <text:p text:style-name="P1">Produktägare</text:p>
            <text:p text:style-name="P1">Scrum Master</text:p>
            <text:p text:style-name="P1">utvecklar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produktägarens uppgift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Skapa och underhåll en lista med features, “backlog”</text:p>
            <text:p text:style-name="P1"/>
            <text:p text:style-name="P1">Sätta prioritet på dessa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ScrumMasterns uppgift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Sköta administrativt junk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sprint</text:p>
          </draw:text-box>
        </draw:frame>
        <draw:frame presentation:style-name="pr5" draw:text-style-name="P4" draw:layer="layout" svg:width="20.599cm" svg:height="7.274cm" svg:x="6cm" svg:y="11.5cm" presentation:class="subtitle" presentation:user-transformed="true">
          <draw:text-box>
            <text:p text:style-name="P4">1. Planera vad som ska göras</text:p>
            <text:p text:style-name="P4">2. Implementera</text:p>
            <text:p text:style-name="P5">3. Gör i ordning ett demo</text:p>
            <text:p text:style-name="P5">4. Retrospective </text:p>
          </draw:text-box>
        </draw:frame>
        <draw:frame presentation:style-name="pr5" draw:text-style-name="P4" draw:layer="layout" svg:width="20.599cm" svg:height="7.274cm" svg:x="3.901cm" svg:y="4.5cm">
          <draw:text-box>
            <text:p text:style-name="P4">Ger utvecklarna fokus (ett fast mål) och frihet/svängrum under ett par veckor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sprintplanering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Bestäm sprintens syfte</text:p>
            <text:p text:style-name="P1">Ta reda på vilka utvecklare som finns tillgängliga</text:p>
            <text:p text:style-name="P1"/>
            <text:p text:style-name="P1">Bestäm vilka features som ska göras</text:p>
            <text:p text:style-name="P1">+ forma Scrum-team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bestämma vad som ska göras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En feature har tre egenskaper</text:p>
            <text:p text:style-name="P1"/>
            <text:p text:style-name="P1">1. Scope<text:tab/><text:tab/><text:tab/><text:tab/><text:tab/><text:tab/><text:tab/></text:p>
            <text:p text:style-name="P1">2. Prioritet<text:tab/><text:tab/><text:tab/><text:tab/><text:tab/><text:tab/></text:p>
            <text:p text:style-name="P1">3. Estimerad tidsåtgång<text:tab/></text:p>
            <text:p text:style-name="P1"/>
            <text:p text:style-name="P1">Produktägaren kontrollerar 1&amp;2</text:p>
            <text:p text:style-name="P1">Utvecklarna kontrollerar 3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bestämma vad som ska göras</text:p>
          </draw:text-box>
        </draw:frame>
        <draw:frame presentation:style-name="pr6" draw:text-style-name="P1" draw:layer="layout" svg:width="25.199cm" svg:height="2.586cm" svg:x="1.4cm" svg:y="4.914cm" presentation:class="subtitle" presentation:user-transformed="true">
          <draw:text-box>
            <text:p text:style-name="P1">Produkt backlog<text:tab/><text:tab/><text:tab/><text:tab/><text:tab/>Sprint backlog</text:p>
          </draw:text-box>
        </draw:frame>
        <draw:rect draw:style-name="gr2" draw:text-style-name="P6" draw:layer="layout" svg:width="5.5cm" svg:height="0.5cm" svg:x="4.5cm" svg:y="8cm">
          <text:p text:style-name="P1"/>
        </draw:rect>
        <draw:rect draw:style-name="gr2" draw:text-style-name="P6" draw:layer="layout" svg:width="5.5cm" svg:height="2cm" svg:x="4.5cm" svg:y="9cm">
          <text:p text:style-name="P1"/>
        </draw:rect>
        <draw:rect draw:style-name="gr2" draw:text-style-name="P6" draw:layer="layout" svg:width="5.5cm" svg:height="1cm" svg:x="4.5cm" svg:y="11.5cm">
          <text:p text:style-name="P1"/>
        </draw:rect>
        <draw:rect draw:style-name="gr2" draw:text-style-name="P6" draw:layer="layout" svg:width="5.5cm" svg:height="0.5cm" svg:x="4.5cm" svg:y="13cm">
          <text:p text:style-name="P1"/>
        </draw:rect>
        <draw:rect draw:style-name="gr2" draw:text-style-name="P6" draw:layer="layout" svg:width="5.5cm" svg:height="0.5cm" svg:x="4.5cm" svg:y="14cm">
          <text:p text:style-name="P1"/>
        </draw:rect>
        <draw:rect draw:style-name="gr2" draw:text-style-name="P6" draw:layer="layout" svg:width="5.5cm" svg:height="1cm" svg:x="4.5cm" svg:y="15cm">
          <text:p text:style-name="P1"/>
        </draw:rect>
        <draw:rect draw:style-name="gr2" draw:text-style-name="P6" draw:layer="layout" svg:width="5.5cm" svg:height="2.5cm" svg:x="4.5cm" svg:y="16.5cm">
          <text:p text:style-name="P1"/>
        </draw:rect>
        <draw:frame draw:style-name="gr3" draw:text-style-name="P7" draw:layer="layout" svg:width="1.213cm" svg:height="1.216cm" draw:transform="rotate (-1.57079632679579) translate (8cm 19.287cm)">
          <draw:text-box>
            <text:p text:style-name="P1"><text:span text:style-name="T2">...</text:span></text:p>
          </draw:text-box>
        </draw:frame>
        <draw:rect draw:style-name="gr2" draw:text-style-name="P6" draw:layer="layout" svg:width="5.5cm" svg:height="0.5cm" svg:x="18cm" svg:y="8cm">
          <text:p text:style-name="P1"/>
        </draw:rect>
        <draw:rect draw:style-name="gr2" draw:text-style-name="P6" draw:layer="layout" svg:width="5.5cm" svg:height="2cm" svg:x="18cm" svg:y="9cm">
          <text:p text:style-name="P1"/>
        </draw:rect>
        <draw:rect draw:style-name="gr2" draw:text-style-name="P6" draw:layer="layout" svg:width="5.5cm" svg:height="1cm" svg:x="18cm" svg:y="11.5cm">
          <text:p text:style-name="P1"/>
        </draw:rect>
        <draw:rect draw:style-name="gr2" draw:text-style-name="P6" draw:layer="layout" svg:width="5.5cm" svg:height="0.5cm" svg:x="18cm" svg:y="13cm">
          <text:p text:style-name="P1"/>
        </draw:rect>
        <draw:custom-shape draw:style-name="gr4" draw:text-style-name="P6" draw:layer="layout" svg:width="5cm" svg:height="2cm" svg:x="12.5cm" svg:y="10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5cm" svg:height="6cm" svg:x="10.5cm" svg:y="8cm">
          <text:p text:style-name="P1"/>
          <draw:enhanced-geometry svg:viewBox="0 0 21600 21600" draw:glue-points="0 0 0 21600 21600 10800" draw:text-areas="0 ?f9 7800 ?f10" draw:type="right-brace" draw:modifiers="1800 10837.793701049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952cm" svg:height="0.963cm" svg:x="0.5cm" svg:y="8cm">
          <draw:text-box>
            <text:p text:style-name="P1">Hög prioritet</text:p>
          </draw:text-box>
        </draw:frame>
        <draw:frame draw:style-name="gr6" draw:layer="layout" svg:width="3.846cm" svg:height="0.963cm" svg:x="0.5cm" svg:y="17.037cm">
          <draw:text-box>
            <text:p text:style-name="P1">Låg prioritet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implementation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Produktägaren har inget inflytande här</text:p>
            <text:p text:style-name="P1"/>
            <text:p text:style-name="P1">Beta av saker i prioritetsordning</text:p>
            <text:p text:style-name="P1"/>
            <text:p text:style-name="P1">Korta, dagliga möte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rect draw:style-name="gr7" draw:text-style-name="P6" draw:layer="layout" svg:width="3.5cm" svg:height="5cm" svg:x="22cm" svg:y="14cm">
          <text:p text:style-name="P1"/>
        </draw:rect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Scrum: en task board</text:p>
          </draw:text-box>
        </draw:frame>
        <draw:rect draw:style-name="gr8" draw:text-style-name="P6" draw:layer="layout" svg:width="12cm" svg:height="14.5cm" svg:x="1.5cm" svg:y="5cm">
          <text:p text:style-name="P1"/>
        </draw:rect>
        <draw:frame draw:style-name="gr6" draw:layer="layout" svg:width="1.95cm" svg:height="0.963cm" svg:x="2cm" svg:y="5.5cm">
          <draw:text-box>
            <text:p text:style-name="P1">Todo</text:p>
          </draw:text-box>
        </draw:frame>
        <draw:frame draw:style-name="gr6" draw:layer="layout" svg:width="3.745cm" svg:height="0.963cm" svg:x="5cm" svg:y="5.5cm">
          <draw:text-box>
            <text:p text:style-name="P1">In Progress</text:p>
          </draw:text-box>
        </draw:frame>
        <draw:frame draw:style-name="gr6" draw:layer="layout" svg:width="2.013cm" svg:height="0.963cm" svg:x="10.428cm" svg:y="5.5cm">
          <draw:text-box>
            <text:p text:style-name="P1">Done</text:p>
          </draw:text-box>
        </draw:frame>
        <draw:line draw:style-name="gr8" draw:text-style-name="P6" draw:layer="layout" svg:x1="4.5cm" svg:y1="5cm" svg:x2="4.5cm" svg:y2="19.5cm">
          <text:p text:style-name="P1"/>
        </draw:line>
        <draw:line draw:style-name="gr8" draw:text-style-name="P6" draw:layer="layout" svg:x1="9.5cm" svg:y1="5cm" svg:x2="9.5cm" svg:y2="19.5cm">
          <text:p text:style-name="P1"/>
        </draw:line>
        <draw:line draw:style-name="gr8" draw:text-style-name="P6" draw:layer="layout" svg:x1="9.5cm" svg:y1="5cm" svg:x2="9.5cm" svg:y2="19.5cm">
          <text:p text:style-name="P1"/>
        </draw:line>
        <draw:line draw:style-name="gr8" draw:text-style-name="P6" draw:layer="layout" svg:x1="1.5cm" svg:y1="7cm" svg:x2="13.5cm" svg:y2="7cm">
          <text:p text:style-name="P1"/>
        </draw:line>
        <draw:rect draw:style-name="gr8" draw:text-style-name="P6" draw:layer="layout" svg:width="10.5cm" svg:height="7.5cm" svg:x="15cm" svg:y="5cm">
          <text:p text:style-name="P1"/>
        </draw:rect>
        <draw:frame draw:style-name="gr6" draw:layer="layout" svg:width="3.338cm" svg:height="0.963cm" svg:x="16cm" svg:y="5.5cm">
          <draw:text-box>
            <text:p text:style-name="P1">Burndown</text:p>
          </draw:text-box>
        </draw:frame>
        <draw:line draw:style-name="gr8" draw:text-style-name="P6" draw:layer="layout" svg:x1="16.5cm" svg:y1="7cm" svg:x2="16.5cm" svg:y2="11.5cm">
          <text:p text:style-name="P1"/>
        </draw:line>
        <draw:line draw:style-name="gr7" draw:text-style-name="P6" draw:layer="layout" svg:x1="24cm" svg:y1="11.5cm" svg:x2="16.5cm" svg:y2="11.5cm">
          <text:p text:style-name="P1"/>
        </draw:line>
        <draw:line draw:style-name="gr9" draw:text-style-name="P6" draw:layer="layout" svg:x1="16.5cm" svg:y1="8cm" svg:x2="22.5cm" svg:y2="11.5cm">
          <text:p text:style-name="P1"/>
        </draw:line>
        <draw:rect draw:style-name="gr7" draw:text-style-name="P6" draw:layer="layout" svg:width="5.5cm" svg:height="5cm" svg:x="15cm" svg:y="14cm">
          <text:p text:style-name="P1"/>
        </draw:rect>
        <draw:frame draw:style-name="gr10" draw:text-style-name="P1" draw:layer="layout" svg:width="5.218cm" svg:height="0.963cm" svg:x="15.282cm" svg:y="14cm">
          <draw:text-box>
            <text:p text:style-name="P1">Unplanned tasks</text:p>
          </draw:text-box>
        </draw:frame>
        <draw:frame draw:style-name="gr10" draw:layer="layout" svg:width="1.802cm" svg:height="0.963cm" svg:x="22.5cm" svg:y="14cm">
          <draw:text-box>
            <text:p text:style-name="P1">Next</text:p>
          </draw:text-box>
        </draw:frame>
        <draw:rect draw:style-name="gr11" draw:text-style-name="P8" draw:layer="layout" svg:width="1.5cm" svg:height="1.5cm" draw:transform="rotate (0.2617993877991) translate (10.663cm 7.888cm)">
          <text:p text:style-name="P8">...</text:p>
        </draw:rect>
        <draw:rect draw:style-name="gr11" draw:text-style-name="P8" draw:layer="layout" svg:width="1.5cm" svg:height="1.5cm" draw:transform="rotate (0.2617993877991) translate (5.163cm 9.551cm)">
          <text:p text:style-name="P8">...</text:p>
        </draw:rect>
        <draw:rect draw:style-name="gr11" draw:text-style-name="P8" draw:layer="layout" svg:width="1.5cm" svg:height="1.5cm" draw:transform="rotate (0.2617993877991) translate (2cm 13.551cm)">
          <text:p text:style-name="P8">...</text:p>
        </draw:rect>
        <draw:rect draw:style-name="gr11" draw:text-style-name="P8" draw:layer="layout" svg:width="1.5cm" svg:height="1.5cm" draw:transform="rotate (0.2617993877991) translate (7cm 10.888cm)">
          <text:p text:style-name="P8">...</text:p>
        </draw:rect>
        <draw:rect draw:style-name="gr11" draw:text-style-name="P8" draw:layer="layout" svg:width="1.5cm" svg:height="1.5cm" draw:transform="rotate (0.2617993877991) translate (2.5cm 15.388cm)">
          <text:p text:style-name="P8">...</text:p>
        </draw:rect>
        <draw:rect draw:style-name="gr11" draw:text-style-name="P8" draw:layer="layout" svg:width="1.5cm" svg:height="1.5cm" draw:transform="rotate (0.2617993877991) translate (2cm 17.551cm)">
          <text:p text:style-name="P8">...</text:p>
        </draw:rect>
        <draw:rect draw:style-name="gr11" draw:text-style-name="P8" draw:layer="layout" svg:width="1.5cm" svg:height="1.5cm" draw:transform="rotate (0.2617993877991) translate (16cm 15.888cm)">
          <text:p text:style-name="P8">...</text:p>
        </draw:rect>
        <draw:rect draw:style-name="gr11" draw:text-style-name="P8" draw:layer="layout" svg:width="1.5cm" svg:height="1.5cm" draw:transform="rotate (0.2617993877991) translate (16.663cm 15.888cm)">
          <text:p text:style-name="P8">...</text:p>
        </draw:rect>
        <draw:rect draw:style-name="gr11" draw:text-style-name="P8" draw:layer="layout" svg:width="1.5cm" svg:height="1.5cm" draw:transform="rotate (0.2617993877991) translate (15.663cm 17.051cm)">
          <text:p text:style-name="P8">...</text:p>
        </draw:rect>
        <draw:rect draw:style-name="gr11" draw:text-style-name="P8" draw:layer="layout" svg:width="1.5cm" svg:height="1.5cm" draw:transform="rotate (0.2617993877991) translate (22.663cm 15.551cm)">
          <text:p text:style-name="P8">...</text:p>
        </draw:rect>
        <draw:rect draw:style-name="gr11" draw:text-style-name="P8" draw:layer="layout" svg:width="1.5cm" svg:height="1.5cm" draw:transform="rotate (0.2617993877991) translate (22.163cm 16.051cm)">
          <text:p text:style-name="P8">...</text:p>
        </draw:rect>
        <draw:path draw:style-name="gr12" draw:text-style-name="P6" draw:layer="layout" svg:width="4.319cm" svg:height="2.218cm" svg:x="16.536cm" svg:y="7.976cm" svg:viewBox="0 0 4320 2219" svg:d="m0 0c964 24 218 557 964 524 470-21 389 395 1000 500 404 70 462 1181 1032 1077 384-70 803-94 1167 117h156">
          <text:p text:style-name="P1"/>
        </draw:path>
        <draw:path draw:style-name="gr13" draw:text-style-name="P6" draw:layer="layout" svg:width="4.5cm" svg:height="1.718cm" svg:x="16.5cm" svg:y="8cm" svg:viewBox="0 0 4501 1719" svg:d="m0 0c964 24 218 557 964 524 470-21 425-129 1036-24 404 70 430 822 1000 718 384-70 636 289 1000 500h500">
          <text:p text:style-name="P1"/>
        </draw:path>
        <draw:rect draw:style-name="gr11" draw:text-style-name="P8" draw:layer="layout" svg:width="1.5cm" svg:height="1.5cm" draw:transform="rotate (0.2617993877991) translate (23cm 17.051cm)">
          <text:p text:style-name="P8">...</text:p>
        </draw:rect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Scrum: Burndown charts</text:p>
          </draw:text-box>
        </draw:frame>
        <draw:rect draw:style-name="gr8" draw:text-style-name="P6" draw:layer="layout" svg:width="12cm" svg:height="8.56cm" svg:x="2cm" svg:y="5.29cm">
          <text:p text:style-name="P1"/>
        </draw:rect>
        <draw:frame draw:style-name="gr14" draw:text-style-name="P1" draw:layer="layout" svg:width="3.815cm" svg:height="1.099cm" svg:x="3.143cm" svg:y="5.861cm">
          <draw:text-box>
            <text:p text:style-name="P1">Burndown</text:p>
          </draw:text-box>
        </draw:frame>
        <draw:line draw:style-name="gr8" draw:text-style-name="P6" draw:layer="layout" svg:x1="3.714cm" svg:y1="7.573cm" svg:x2="3.714cm" svg:y2="12.709cm">
          <text:p text:style-name="P1"/>
        </draw:line>
        <draw:line draw:style-name="gr7" draw:text-style-name="P6" draw:layer="layout" svg:x1="12.286cm" svg:y1="12.709cm" svg:x2="3.714cm" svg:y2="12.709cm">
          <text:p text:style-name="P1"/>
        </draw:line>
        <draw:line draw:style-name="gr9" draw:text-style-name="P6" draw:layer="layout" svg:x1="3.714cm" svg:y1="8.714cm" svg:x2="10.571cm" svg:y2="12.709cm">
          <text:p text:style-name="P1"/>
        </draw:line>
        <draw:path draw:style-name="gr12" draw:text-style-name="P6" draw:layer="layout" svg:width="4.936cm" svg:height="2.531cm" svg:x="3.755cm" svg:y="8.687cm" svg:viewBox="0 0 4937 2532" svg:d="m0 0c1102 27 250 635 1102 598 537-24 281 245 979 365 462 80 692 1553 1343 1435 439-80 918-108 1334 133h178">
          <text:p text:style-name="P1"/>
        </draw:path>
        <draw:path draw:style-name="gr13" draw:text-style-name="P6" draw:layer="layout" svg:width="5.143cm" svg:height="1.961cm" svg:x="3.714cm" svg:y="8.714cm" svg:viewBox="0 0 5144 1962" svg:d="m0 0c1102 27 249 635 1102 598 537-24 361-366 1059-246 462 80 616 1157 1268 1038 439-80 727 330 1143 571h571">
          <text:p text:style-name="P1"/>
        </draw:path>
        <draw:frame presentation:style-name="pr7" draw:text-style-name="P4" draw:layer="layout" svg:width="23cm" svg:height="4.148cm" svg:x="3.5cm" svg:y="14.5cm" presentation:class="subtitle" presentation:user-transformed="true">
          <draw:text-box>
            <text:p text:style-name="P4">Streckad: ideal linje</text:p>
            <text:p text:style-name="P4">Röd: färdiga tasks (enbart planerade)</text:p>
            <text:p text:style-name="P4">Blå: färdiga tasks (planerade + oplanerade)</text:p>
          </draw:text-box>
        </draw:frame>
        <draw:frame presentation:style-name="pr7" draw:text-style-name="P1" draw:layer="layout" svg:width="12.5cm" svg:height="4.148cm" svg:x="15cm" svg:y="8.852cm">
          <draw:text-box>
            <text:p text:style-name="P1">Används för att mäta</text:p>
            <text:p text:style-name="P1">hastighe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mäta hastighet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Tre aspekter:</text:p>
            <text:p text:style-name="P1">Hur snabbt betas planerade tasks av</text:p>
            <text:p text:style-name="P1">Hur snabbt tillkommer oplanerade tasks</text:p>
            <text:p text:style-name="P1">Hur snabbt betas oplanerade tasks av</text:p>
            <text:p text:style-name="P1"/>
            <text:p text:style-name="P1">mätningen är till för att upptäcka problem tidigt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visa demo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Demonstrera alla nya featur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: retrospective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Lufta tankarna.</text:p>
            <text:p text:style-name="P1"/>
            <text:p text:style-name="P1">Vad gick bra?</text:p>
            <text:p text:style-name="P1">Vad gick dåligt?</text:p>
            <text:p text:style-name="P1">Vad skulle kunna göras bättre?</text:p>
            <text:p text:style-name="P1"/>
            <text:p text:style-name="P1">Välj några få områden för förbättring till nästa sprint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Scrum - problem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Produktägaren måste vara med på noterna</text:p>
            <text:p text:style-name="P1"/>
            <text:p text:style-name="P1">Lämpar sig bäst för nyutveckling, där slutgiltigt mål, total tid &amp; scope inte är givna från början</text:p>
            <text:p text:style-name="P1"/>
            <text:p text:style-name="P1">Ingen long-term planering ingår i <text:s/>standardmodelle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Kanban – “pull systems”</text:p>
          </draw:text-box>
        </draw:frame>
        <draw:rect draw:style-name="gr8" draw:text-style-name="P6" draw:layer="layout" svg:width="12cm" svg:height="14.5cm" svg:x="1.5cm" svg:y="5cm">
          <text:p text:style-name="P1"/>
        </draw:rect>
        <draw:frame draw:style-name="gr6" draw:layer="layout" svg:width="1.95cm" svg:height="0.963cm" svg:x="2cm" svg:y="5.5cm">
          <draw:text-box>
            <text:p text:style-name="P1">Todo</text:p>
          </draw:text-box>
        </draw:frame>
        <draw:frame draw:style-name="gr6" draw:layer="layout" svg:width="3.745cm" svg:height="0.963cm" svg:x="5cm" svg:y="5.5cm">
          <draw:text-box>
            <text:p text:style-name="P1">In Progress</text:p>
          </draw:text-box>
        </draw:frame>
        <draw:frame draw:style-name="gr6" draw:layer="layout" svg:width="2.013cm" svg:height="0.963cm" svg:x="10.428cm" svg:y="5.5cm">
          <draw:text-box>
            <text:p text:style-name="P1">Done</text:p>
          </draw:text-box>
        </draw:frame>
        <draw:line draw:style-name="gr8" draw:text-style-name="P6" draw:layer="layout" svg:x1="4.5cm" svg:y1="5cm" svg:x2="4.5cm" svg:y2="19.5cm">
          <text:p text:style-name="P1"/>
        </draw:line>
        <draw:line draw:style-name="gr8" draw:text-style-name="P6" draw:layer="layout" svg:x1="9.5cm" svg:y1="5cm" svg:x2="9.5cm" svg:y2="19.5cm">
          <text:p text:style-name="P1"/>
        </draw:line>
        <draw:line draw:style-name="gr8" draw:text-style-name="P6" draw:layer="layout" svg:x1="9.5cm" svg:y1="5cm" svg:x2="9.5cm" svg:y2="19.5cm">
          <text:p text:style-name="P1"/>
        </draw:line>
        <draw:line draw:style-name="gr8" draw:text-style-name="P6" draw:layer="layout" svg:x1="1.5cm" svg:y1="7cm" svg:x2="13.5cm" svg:y2="7cm">
          <text:p text:style-name="P1"/>
        </draw:line>
        <draw:rect draw:style-name="gr11" draw:text-style-name="P8" draw:layer="layout" svg:width="1.5cm" svg:height="1.5cm" draw:transform="rotate (0.2617993877991) translate (10.663cm 7.888cm)">
          <text:p text:style-name="P8">...</text:p>
        </draw:rect>
        <draw:rect draw:style-name="gr11" draw:text-style-name="P8" draw:layer="layout" svg:width="1.5cm" svg:height="1.5cm" draw:transform="rotate (0.2617993877991) translate (5.163cm 9.551cm)">
          <text:p text:style-name="P8">...</text:p>
        </draw:rect>
        <draw:rect draw:style-name="gr11" draw:text-style-name="P8" draw:layer="layout" svg:width="1.5cm" svg:height="1.5cm" draw:transform="rotate (0.2617993877991) translate (2cm 13.551cm)">
          <text:p text:style-name="P8">...</text:p>
        </draw:rect>
        <draw:rect draw:style-name="gr11" draw:text-style-name="P8" draw:layer="layout" svg:width="1.5cm" svg:height="1.5cm" draw:transform="rotate (0.2617993877991) translate (7cm 10.888cm)">
          <text:p text:style-name="P8">...</text:p>
        </draw:rect>
        <draw:rect draw:style-name="gr11" draw:text-style-name="P8" draw:layer="layout" svg:width="1.5cm" svg:height="1.5cm" draw:transform="rotate (0.2617993877991) translate (2.5cm 15.388cm)">
          <text:p text:style-name="P8">...</text:p>
        </draw:rect>
        <draw:rect draw:style-name="gr11" draw:text-style-name="P8" draw:layer="layout" svg:width="1.5cm" svg:height="1.5cm" draw:transform="rotate (0.2617993877991) translate (2cm 17.551cm)">
          <text:p text:style-name="P8">...</text:p>
        </draw:rect>
        <draw:frame draw:style-name="gr15" draw:text-style-name="P9" draw:layer="layout" svg:width="12.5cm" svg:height="14.411cm" svg:x="14.5cm" svg:y="5.5cm">
          <draw:text-box>
            <text:p text:style-name="P1"><text:span text:style-name="T3">Kommer från fordonsindustrin</text:span></text:p>
            <text:p text:style-name="P1"><text:span text:style-name="T3"/></text:p>
            <text:p text:style-name="P1"><text:span text:style-name="T3">Max antal items i “Todo” och “In Progress”</text:span></text:p>
            <text:p text:style-name="P1"><text:span text:style-name="T3"/></text:p>
            <text:p text:style-name="P1"><text:span text:style-name="T3">När det börjar bli tomt i “In Progress”, ta nya tasks från “Todo”</text:span></text:p>
            <text:p text:style-name="P1"><text:span text:style-name="T3"/></text:p>
            <text:p text:style-name="P1"><text:span text:style-name="T3">När det börjar bli tomt i “Todo”, ta nya från backlog</text:span></text:p>
            <text:p text:style-name="P1"><text:span text:style-name="T3"/></text:p>
            <text:p text:style-name="P1"><text:span text:style-name="T3">Mål: Eliminera onödigt arbete</text:span></text:p>
            <text:p text:style-name="P1"><text:span text:style-name="T3">Mål: Arbeta på få saker i tage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Kanban - problem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Svårt att utnyttja synergieffekter mellan tasks</text:p>
            <text:p text:style-name="P1"/>
            <text:p text:style-name="P1">Ingen tydlig “puls” i arbetet (som sprints/iterationer)</text:p>
            <text:p text:style-name="P1"/>
            <text:p text:style-name="P1"/>
            <text:p text:style-name="P1">=&gt; lämpar sig nog bättre för maintenance än för nyutveckling ... kanske ett alternativ när man buggfixar?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1" draw:layer="layout" svg:width="25.199cm" svg:height="3.507cm" svg:x="1.4cm" svg:y="0.837cm" presentation:class="title">
          <draw:text-box>
            <text:p text:style-name="P1">Lean development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Kommer från Toyota Production System</text:p>
            <text:p text:style-name="P1"/>
            <text:p text:style-name="P1">Huvudmål: eliminera “waste”</text:p>
            <text:p text:style-name="P1"/>
            <text:p text:style-name="P1">“waste” för oss: arbetstimmar som inte gör spelet bättre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an: strategier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Försök få jämnt flöde</text:p>
            <text:p text:style-name="P1"/>
            <text:p text:style-name="P1">Försök korta ner cykeltider</text:p>
            <text:p text:style-name="P1"/>
            <text:p text:style-name="P1">och mkt mer :)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urther reading</text:p>
          </draw:text-box>
        </draw:frame>
        <draw:frame presentation:style-name="pr4" draw:text-style-name="P1" draw:layer="layout" svg:width="25.199cm" svg:height="13.86cm" svg:x="1.4cm" svg:y="5.014cm" presentation:class="subtitle" presentation:user-transformed="true">
          <draw:text-box>
            <text:p text:style-name="P1">Henrik Kniberg, “Scrum and XP from the Trenches”</text:p>
            <text:p text:style-name="P1">http://www.infoq.com/minibooks/scrum-xp-from-the-trenches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at's all folks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mikael@kalms.org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30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30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9-05-08T10:00:49</meta:creation-date>
    <dc:date>2009-05-08T15:01:55</dc:date>
    <dc:language>en-US</dc:language>
    <meta:editing-cycles>4</meta:editing-cycles>
    <meta:editing-duration>PT3H37M33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